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164cm" fo:min-width="0.84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064cm" fo:min-width="0.74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ae00" draw:marker-start-width="0.5cm" draw:marker-end-width="0.5cm" draw:fill="none" draw:textarea-horizontal-align="justify" draw:textarea-vertical-align="middle" draw:auto-grow-height="false" fo:min-height="1.85cm" fo:min-width="1.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7cm" fo:min-width="1.48cm"/>
    </style:style>
    <style:style style:name="gr7" style:family="graphic" style:parent-style-name="standard">
      <style:graphic-properties svg:stroke-width="0.1cm" svg:stroke-color="#ff0000" draw:marker-start-width="0.5cm" draw:marker-end-width="0.5cm" draw:fill="solid" draw:fill-color="#ffffff" draw:textarea-horizontal-align="justify" draw:textarea-vertical-align="middle" draw:auto-grow-height="false" fo:min-height="1.75cm" fo:min-width="1.6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8cm" svg:y1="3cm" svg:x2="11.3cm" svg:y2="8.8cm">
          <text:p/>
        </draw:line>
        <draw:custom-shape draw:style-name="gr2" draw:text-style-name="P3" draw:layer="layout" svg:width="1.9cm" svg:height="2cm" svg:x="1.2cm" svg:y="1cm">
          <text:p text:style-name="P2"><text:span text:style-name="T1">Mutter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cm" svg:height="2cm" svg:x="12cm" svg:y="1.001cm">
          <text:p text:style-name="P2"><text:span text:style-name="T1">Mutter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cm" svg:height="2.1cm" svg:x="5.9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cm" svg:height="1.199cm" svg:x="6cm" svg:y="1.6cm">
          <draw:text-box>
            <text:p><text:span text:style-name="T1">Vater 1</text:span></text:p>
          </draw:text-box>
        </draw:frame>
        <draw:custom-shape draw:style-name="gr6" draw:text-style-name="P3" draw:layer="layout" svg:width="2.8cm" svg:height="1.3cm" svg:x="1.1cm" svg:y="7.8cm">
          <text:p text:style-name="P2"><text:span text:style-name="T1">Tier 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3cm" svg:x="3.701cm" svg:y="8.801cm">
          <text:p text:style-name="P2"><text:span text:style-name="T1">Tier 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3cm" svg:x="6.601cm" svg:y="7.801cm">
          <text:p text:style-name="P2"><text:span text:style-name="T1">Tier 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3cm" svg:x="9.701cm" svg:y="8.801cm">
          <text:p text:style-name="P2"><text:span text:style-name="T1">Tier 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1cm" svg:height="2cm" svg:x="12cm" svg:y="5.1cm">
          <text:p text:style-name="P2"><text:span text:style-name="T1">Proban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cm" svg:y1="3.2cm" svg:x2="2.4cm" svg:y2="7.8cm">
          <text:p/>
        </draw:line>
        <draw:line draw:style-name="gr1" draw:text-style-name="P1" draw:layer="layout" svg:x1="6.4cm" svg:y1="3.2cm" svg:x2="3.4cm" svg:y2="7.9cm">
          <text:p/>
        </draw:line>
        <draw:line draw:style-name="gr1" draw:text-style-name="P1" draw:layer="layout" svg:x1="2.6cm" svg:y1="3.1cm" svg:x2="4.5cm" svg:y2="8.8cm">
          <text:p/>
        </draw:line>
        <draw:line draw:style-name="gr1" draw:text-style-name="P1" draw:layer="layout" svg:x1="6.8cm" svg:y1="3.2cm" svg:x2="5.3cm" svg:y2="8.7cm">
          <text:p/>
        </draw:line>
        <draw:line draw:style-name="gr1" draw:text-style-name="P1" draw:layer="layout" svg:x1="7.2cm" svg:y1="3.2cm" svg:x2="7.7cm" svg:y2="7.8cm">
          <text:p/>
        </draw:line>
        <draw:line draw:style-name="gr1" draw:text-style-name="P1" draw:layer="layout" svg:x1="7.7cm" svg:y1="3.2cm" svg:x2="10.6cm" svg:y2="8.8cm">
          <text:p/>
        </draw:line>
        <draw:line draw:style-name="gr1" draw:text-style-name="P1" draw:layer="layout" svg:x1="8.1cm" svg:y1="3.1cm" svg:x2="12cm" svg:y2="5.1cm">
          <text:p/>
        </draw:line>
        <draw:line draw:style-name="gr1" draw:text-style-name="P1" draw:layer="layout" svg:x1="12.1cm" svg:y1="2.7cm" svg:x2="8.3cm" svg:y2="7.8cm">
          <text:p/>
        </draw:line>
        <draw:line draw:style-name="gr1" draw:text-style-name="P1" draw:layer="layout" svg:x1="13.2cm" svg:y1="3.1cm" svg:x2="13.1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20T10:33:11.308154000</dc:date>
    <meta:editing-duration>PT3M44S</meta:editing-duration>
    <meta:editing-cycles>4</meta:editing-cycles>
    <meta:generator>LibreOffice/5.4.3.2$MacOSX_X86_64 LibreOffice_project/92a7159f7e4af62137622921e809f8546db437e5</meta:generator>
    <meta:document-statistic meta:object-count="19"/>
  </office:meta>
</office:document-meta>
</file>